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ato" svg:font-family="Lato" style:font-family-generic="swiss" style:font-pitch="variable" svg:panose-1="2 15 5 2 2 2 4 3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Heading3" style:family="paragraph">
      <style:paragraph-properties fo:margin-top="0in" fo:background-color="#FFFFFF"/>
      <style:text-properties style:font-name="Lato" fo:color="#575757"/>
    </style:style>
    <style:style style:name="P3" style:parent-style-name="Normal" style:family="paragraph">
      <style:paragraph-properties style:line-height-at-least="0.2291in" fo:background-color="#FFFFFF"/>
      <style:text-properties style:font-name="Lato" fo:font-weight="bold" style:font-weight-asian="bold" style:font-weight-complex="bold" fo:color="#575757" fo:letter-spacing="0.0104in" fo:font-size="10.5pt" style:font-size-asian="10.5pt" style:font-size-complex="10.5pt"/>
    </style:style>
    <style:style style:name="P4" style:parent-style-name="Normal" style:family="paragraph">
      <style:paragraph-properties fo:line-height="100%" fo:background-color="#FFFFFF"/>
      <style:text-properties style:font-name="Lato" fo:color="#040404" fo:font-size="10.5pt" style:font-size-asian="10.5pt" style:font-size-complex="10.5pt"/>
    </style:style>
    <style:style style:name="P5" style:parent-style-name="HTMLPreformatted" style:family="paragraph">
      <style:paragraph-properties fo:border="0.0104in solid #F3F3F3" fo:padding="0.1666in" style:shadow="none" fo:background-color="#23241F"/>
    </style:style>
    <style:style style:name="T6" style:parent-style-name="DefaultParagraphFont" style:family="text">
      <style:text-properties fo:color="#F8F8F2" fo:font-size="11.5pt" style:font-size-asian="11.5pt" style:font-size-complex="11.5pt"/>
    </style:style>
    <style:style style:name="T7" style:parent-style-name="hljs-keyword" style:family="text">
      <style:text-properties fo:font-weight="bold" style:font-weight-asian="bold" style:font-weight-complex="bold" fo:color="#CB7832" fo:font-size="11.5pt" style:font-size-asian="11.5pt" style:font-size-complex="11.5pt"/>
    </style:style>
    <style:style style:name="T8" style:parent-style-name="DefaultParagraphFont" style:family="text">
      <style:text-properties fo:color="#F8F8F2" fo:font-size="11.5pt" style:font-size-asian="11.5pt" style:font-size-complex="11.5pt"/>
    </style:style>
    <style:style style:name="T9" style:parent-style-name="hljs-keyword" style:family="text">
      <style:text-properties fo:font-weight="bold" style:font-weight-asian="bold" style:font-weight-complex="bold" fo:color="#CB7832" fo:font-size="11.5pt" style:font-size-asian="11.5pt" style:font-size-complex="11.5pt"/>
    </style:style>
    <style:style style:name="T10" style:parent-style-name="DefaultParagraphFont" style:family="text">
      <style:text-properties fo:color="#F8F8F2" fo:font-size="11.5pt" style:font-size-asian="11.5pt" style:font-size-complex="11.5pt"/>
    </style:style>
    <style:style style:name="P11" style:parent-style-name="Normal" style:family="paragraph">
      <style:paragraph-properties fo:background-color="#FFFFFF"/>
      <style:text-properties style:font-name="Lato" fo:color="#040404" fo:font-size="10.5pt" style:font-size-asian="10.5pt" style:font-size-complex="10.5pt"/>
    </style:style>
    <style:style style:name="P12" style:parent-style-name="Normal" style:family="paragraph">
      <style:paragraph-properties style:line-height-at-least="0.2291in" fo:background-color="#FFFFFF"/>
      <style:text-properties style:font-name="Lato" fo:font-weight="bold" style:font-weight-asian="bold" style:font-weight-complex="bold" fo:color="#575757" fo:letter-spacing="0.0104in" fo:font-size="10.5pt" style:font-size-asian="10.5pt" style:font-size-complex="10.5pt"/>
    </style:style>
    <style:style style:name="P13" style:parent-style-name="ng-scope" style:family="paragraph">
      <style:paragraph-properties fo:margin-top="0in" fo:margin-bottom="0in" fo:background-color="#FFFFFF"/>
      <style:text-properties style:font-name="Lato" fo:color="#3D3C40" fo:font-size="10.5pt" style:font-size-asian="10.5pt" style:font-size-complex="10.5pt"/>
    </style:style>
    <style:style style:name="P14" style:parent-style-name="ng-scope" style:family="paragraph">
      <style:paragraph-properties fo:margin-top="0in" fo:margin-bottom="0in" fo:background-color="#FFFFFF"/>
      <style:text-properties style:font-name="Lato" fo:color="#3D3C40" fo:font-size="10.5pt" style:font-size-asian="10.5pt" style:font-size-complex="10.5pt"/>
    </style:style>
    <style:style style:name="P15" style:parent-style-name="ng-scope" style:family="paragraph">
      <style:paragraph-properties fo:margin-top="0in" fo:margin-bottom="0in" fo:background-color="#FFFFFF"/>
      <style:text-properties style:font-name="Lato" fo:color="#3D3C40" fo:font-size="10.5pt" style:font-size-asian="10.5pt" style:font-size-complex="10.5pt"/>
    </style:style>
  </office:automatic-styles>
  <office:body>
    <office:text text:use-soft-page-breaks="true">
      <text:p text:style-name="P1"/>
      <text:h text:style-name="P2" text:outline-level="3">List to String</text:h>
      <text:p text:style-name="P3">Description</text:p>
      <text:p text:style-name="P4">Convert a list ['Pythons syntax is easy to learn', 'Pythons syntax is very clear'] to a string using ‘&amp;’. The sample output of this string will be:</text:p>
      <text:p text:style-name="P5"><text:span text:style-name="T6">Pythons syntax<text:s/></text:span><text:span text:style-name="T7">is</text:span><text:span text:style-name="T8"><text:s/>easy to learn &amp; Pythons syntax<text:s/></text:span><text:span text:style-name="T9">is</text:span><text:span text:style-name="T10"><text:s/>very clear</text:span></text:p>
      <text:p text:style-name="P11"><text:line-break/>Note that there is a space on both sides of '&amp;' (as usual in English sentences).</text:p>
      <text:p text:style-name="P12">Execution Time Limit</text:p>
      <text:p text:style-name="P13">15 seconds</text:p>
      <text:p text:style-name="P14"/>
      <text:p text:style-name="P15"/>
      <text:p text:style-name="Normal">import ast,sys</text:p>
      <text:p text:style-name="Normal">input_str = (sys.stdin.read()).split(',')</text:p>
      <text:p text:style-name="Normal"/>
      <text:p text:style-name="Normal">string_1 = input_str[0]+ ' &amp; ' +input_str[1]</text:p>
      <text:p text:style-name="Normal">print(string_1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ato" svg:font-family="Lato" style:font-family-generic="swiss" style:font-pitch="variable" svg:panose-1="2 15 5 2 2 2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g-scope" style:display-name="ng-scop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ljs-keyword" style:display-name="hljs-keywor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pyBOt</meta:initial-creator>
    <dc:creator>SpyBOt</dc:creator>
    <meta:creation-date>2020-07-24T15:44:00Z</meta:creation-date>
    <dc:date>2020-07-24T15:46:00Z</dc:date>
    <meta:template xlink:href="Normal" xlink:type="simple"/>
    <meta:editing-cycles>1</meta:editing-cycles>
    <meta:editing-duration>PT120S</meta:editing-duration>
    <meta:document-statistic meta:page-count="1" meta:paragraph-count="1" meta:word-count="70" meta:character-count="474" meta:row-count="3" meta:non-whitespace-character-count="405"/>
  </office:meta>
</office:document-meta>
</file>